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office:value-type="string">
            <text:p>concate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5_09-45-0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 E-139-34-49.32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5_11-57-59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2 E-139-34-49.38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5_17-56-24_000.jpg</text:p>
          </table:table-cell>
          <table:table-cell table:style-name="ce22" office:value-type="string">
            <text:p>:m 1-2*2 RES / 245 / 『古典場から量子場への道』　高橋康 / p.136</text:p>
          </table:table-cell>
          <table:table-cell table:style-name="ce32"/>
          <table:table-cell table:style-name="ce3"/>
          <table:table-cell table:style-name="ce3" office:value-type="string">
            <text:p>N-35-35-28.74 E-139-34-49.43</text:p>
          </table:table-cell>
          <table:table-cell table:style-name="ce33" table:formula="of:=IF([.E4]=&quot;&quot;;[.C4];CONCATENATE([.C4];&quot; / &quot;;[.E4]))" office:value-type="string" office:string-value=":m 1-2*2 RES / 245 / 『古典場から量子場への道』　高橋康 / p.136">
            <text:p>:m 1-2*2 RES / 245 / 『古典場から量子場への道』　高橋康 / p.136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5_18-38-16_000.jpg</text:p>
          </table:table-cell>
          <table:table-cell table:style-name="ce22" office:value-type="string">
            <text:p>:m 記録 / 身体 / 全身像 / 顔 / 様子 / キーボードの演奏終わり；ギターを始めるところ</text:p>
          </table:table-cell>
          <table:table-cell table:style-name="ce24"/>
          <table:table-cell table:style-name="ce3"/>
          <table:table-cell table:style-name="ce3" office:value-type="string">
            <text:p>N-35-35-28.53 E-139-34-49.49</text:p>
          </table:table-cell>
          <table:table-cell table:style-name="ce33" table:formula="of:=IF([.E5]=&quot;&quot;;[.C5];CONCATENATE([.C5];&quot; / &quot;;[.E5]))" office:value-type="string" office:string-value=":m 記録 / 身体 / 全身像 / 顔 / 様子 / キーボードの演奏終わり；ギターを始めるところ">
            <text:p>:m 記録 / 身体 / 全身像 / 顔 / 様子 / キーボードの演奏終わり；ギターを始めるところ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5_18-38-31_000.jpg</text:p>
          </table:table-cell>
          <table:table-cell table:style-name="ce22" office:value-type="string">
            <text:p>:m music / log / kb / || s.1:f-17,patt,mov-file=~,mov-loc=~,block=B,patt-??.n,k.~,score+,R=1 || s.2:f-17,patt,mov-file=~,mov-loc=~,block=C.n,patt-~,k.~,score+,R=2</text:p>
          </table:table-cell>
          <table:table-cell table:style-name="ce24"/>
          <table:table-cell table:style-name="ce3"/>
          <table:table-cell table:style-name="ce3" office:value-type="string">
            <text:p>N-35-35-28.55 E-139-34-49.54</text:p>
          </table:table-cell>
          <table:table-cell table:style-name="ce33" table:formula="of:=IF([.E6]=&quot;&quot;;[.C6];CONCATENATE([.C6];&quot; / &quot;;[.E6]))" office:value-type="string" office:string-value=":m music / log / kb / || s.1:f-17,patt,mov-file=~,mov-loc=~,block=B,patt-??.n,k.~,score+,R=1 || s.2:f-17,patt,mov-file=~,mov-loc=~,block=C.n,patt-~,k.~,score+,R=2">
            <text:p>:m music / log / kb / || s.1:f-17,patt,mov-file=~,mov-loc=~,block=B,patt-??.n,k.~,score+,R=1 || s.2:f-17,patt,mov-file=~,mov-loc=~,block=C.n,patt-~,k.~,score+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5_19-09-21_000.jpg</text:p>
          </table:table-cell>
          <table:table-cell table:style-name="ce22" office:value-type="string">
            <text:p>:m music / log / gt / || s.1:f-104,patt,ch.D,mov-file=~,mov-loc=~,block=B,patt-??.n,k.~,score+,R=1 || s.2:f-104,patt,ch.D,mov-file=~,mov-loc=~,block=C.n,patt-??.n,k.~,score+,R=2</text:p>
          </table:table-cell>
          <table:table-cell table:style-name="ce14"/>
          <table:table-cell table:style-name="ce3"/>
          <table:table-cell table:style-name="ce3" office:value-type="string">
            <text:p>N-35-35-28.53 E-139-34-49.43</text:p>
          </table:table-cell>
          <table:table-cell table:style-name="ce33" table:formula="of:=IF([.E7]=&quot;&quot;;[.C7];CONCATENATE([.C7];&quot; / &quot;;[.E7]))" office:value-type="string" office:string-value=":m music / log / gt / || s.1:f-104,patt,ch.D,mov-file=~,mov-loc=~,block=B,patt-??.n,k.~,score+,R=1 || s.2:f-104,patt,ch.D,mov-file=~,mov-loc=~,block=C.n,patt-??.n,k.~,score+,R=2">
            <text:p>:m music / log / gt / || s.1:f-104,patt,ch.D,mov-file=~,mov-loc=~,block=B,patt-??.n,k.~,score+,R=1 || s.2:f-104,patt,ch.D,mov-file=~,mov-loc=~,block=C.n,patt-??.n,k.~,score+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5_20-42-02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3 E-139-34-49.49</text:p>
          </table:table-cell>
          <table:table-cell table:style-name="ce33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6_00-57-28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33 E-139-34-49.27</text:p>
          </table:table-cell>
          <table:table-cell table:style-name="ce33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6_07-54-4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5 E-139-34-49.65</text:p>
          </table:table-cell>
          <table:table-cell table:style-name="ce33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6-29_17-13-34.m4a</text:p>
          </table:table-cell>
          <table:table-cell table:style-name="ce6" office:value-type="string">
            <text:p>:VOICE-MEMO / @自室 / 記録 / guitar,gt / g-2018-0629-1 / good-sequence,cp=D-D▽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VOICE-MEMO / @自室 / 記録 / guitar,gt / g-2018-0629-1 / good-sequence,cp=D-D▽,R=1">
            <text:p>:VOICE-MEMO / @自室 / 記録 / guitar,gt / g-2018-0629-1 / good-sequence,cp=D-D▽,R=1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6-29_18-37-49.m4a</text:p>
          </table:table-cell>
          <table:table-cell table:style-name="ce6" office:value-type="string">
            <text:p>:VOICE-MEMO / @自室 / 記録 / guitar,gt / g-2018-0629-(2)-1 / ?? (arpeggio)</text:p>
          </table:table-cell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OICE-MEMO / @自室 / 記録 / guitar,gt / g-2018-0629-(2)-1 / ?? (arpeggio)">
            <text:p>:VOICE-MEMO / @自室 / 記録 / guitar,gt / g-2018-0629-(2)-1 / ?? (arpeggio)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6-29_21-00-09.m4a</text:p>
          </table:table-cell>
          <table:table-cell table:style-name="ce23" office:value-type="string">
            <text:p>:VOICE-MEMO / @?? / 記録 / 口笛 / メロディー、作曲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VOICE-MEMO / @?? / 記録 / 口笛 / メロディー、作曲">
            <text:p>:VOICE-MEMO / @?? / 記録 / 口笛 / メロディー、作曲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6-30_14-57-11.m4a</text:p>
          </table:table-cell>
          <table:table-cell table:style-name="ce6" office:value-type="string">
            <text:p>:VOICE-MEMO / @自室 / 記録 / guitar,gt / g-2018-0630-1 / phrase,cp=C9-G6-A▽~7,R=1</text:p>
          </table:table-cell>
          <table:table-cell table:style-name="ce24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OICE-MEMO / @自室 / 記録 / guitar,gt / g-2018-0630-1 / phrase,cp=C9-G6-A▽~7,R=1">
            <text:p>:VOICE-MEMO / @自室 / 記録 / guitar,gt / g-2018-0630-1 / phrase,cp=C9-G6-A▽~7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6-30_18-53-56.m4a</text:p>
          </table:table-cell>
          <table:table-cell table:style-name="ce6" office:value-type="string">
            <text:p>:VOICE-MEMO / @自室 / 記録 / guitar,gt / g-2018-0630-(2)-1 / g.s.,cp=A△-D9,R=1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OICE-MEMO / @自室 / 記録 / guitar,gt / g-2018-0630-(2)-1 / g.s.,cp=A△-D9,R=1">
            <text:p>:VOICE-MEMO / @自室 / 記録 / guitar,gt / g-2018-0630-(2)-1 / g.s.,cp=A△-D9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6-30_18-57-58.m4a</text:p>
          </table:table-cell>
          <table:table-cell table:style-name="ce6" office:value-type="string">
            <text:p>:VOICE-MEMO / @自室 / 記録 / guitar,gt / g-2018-0630-(2)-2 / g.s.cp=E♭△-A△,R=2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OICE-MEMO / @自室 / 記録 / guitar,gt / g-2018-0630-(2)-2 / g.s.cp=E♭△-A△,R=2">
            <text:p>:VOICE-MEMO / @自室 / 記録 / guitar,gt / g-2018-0630-(2)-2 / g.s.cp=E♭△-A△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01_11-52-13.m4a</text:p>
          </table:table-cell>
          <table:table-cell table:style-name="ce6" office:value-type="string">
            <text:p>:VOICE-MEMO / @自室 / 記録 / guitar,gt / g-2018-0701-1 / free.cmp.var,continue=s.2,k.C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OICE-MEMO / @自室 / 記録 / guitar,gt / g-2018-0701-1 / free.cmp.var,continue=s.2,k.C,R=1">
            <text:p>:VOICE-MEMO / @自室 / 記録 / guitar,gt / g-2018-0701-1 / free.cmp.var,continue=s.2,k.C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01_18-18-03.m4a</text:p>
          </table:table-cell>
          <table:table-cell table:style-name="ce6" office:value-type="string">
            <text:p>:VOICE-MEMO / @自室 / 記録 / guitar,gt / g-2018-0701-(2)-1 / </text:p>
          </table:table-cell>
          <table:table-cell table:style-name="ce17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OICE-MEMO / @自室 / 記録 / guitar,gt / g-2018-0701-(2)-1 / ">
            <text:p>:VOICE-MEMO / @自室 / 記録 / guitar,gt / g-2018-0701-(2)-1 /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01_18-23-19.m4a</text:p>
          </table:table-cell>
          <table:table-cell table:style-name="ce6" office:value-type="string">
            <text:p>:VOICE-MEMO / @自室 / 記録 / guitar,gt / g-2018-0701-(2)-2 / </text:p>
          </table:table-cell>
          <table:table-cell table:style-name="ce3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OICE-MEMO / @自室 / 記録 / guitar,gt / g-2018-0701-(2)-2 / ">
            <text:p>:VOICE-MEMO / @自室 / 記録 / guitar,gt / g-2018-0701-(2)-2 /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13_18-11-16_000.mov</text:p>
          </table:table-cell>
          <table:table-cell table:style-name="ce6" office:value-type="string">
            <text:p>:VIDEO / @自宅 / メモ / guitar,gt / 演奏、play / g-2020-0113-1 / f-102.n,patt-1(4).n,score+,ch.D,R=1,patt-1(2).n,score+,ch.A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VIDEO / @自宅 / メモ / guitar,gt / 演奏、play / g-2020-0113-1 / f-102.n,patt-1(4).n,score+,ch.D,R=1,patt-1(2).n,score+,ch.A">
            <text:p>:VIDEO / @自宅 / メモ / guitar,gt / 演奏、play / g-2020-0113-1 / f-102.n,patt-1(4).n,score+,ch.D,R=1,patt-1(2).n,score+,ch.A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5_18-28-00.MOV</text:p>
          </table:table-cell>
          <table:table-cell table:style-name="ce6" office:value-type="string">
            <text:p>:VIDEO / @自宅 / メモ / kb / 演奏、play / g-2020-0205-1 / f-17,patt,mov-file=~,mov-loc=~,block=B,patt-??.n,k.~,score+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IDEO / @自宅 / メモ / kb / 演奏、play / g-2020-0205-1 / f-17,patt,mov-file=~,mov-loc=~,block=B,patt-??.n,k.~,score+,R=1">
            <text:p>:VIDEO / @自宅 / メモ / kb / 演奏、play / g-2020-0205-1 / f-17,patt,mov-file=~,mov-loc=~,block=B,patt-??.n,k.~,score+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5_18-32-00.MOV</text:p>
          </table:table-cell>
          <table:table-cell table:style-name="ce6" office:value-type="string">
            <text:p>:VIDEO / @自宅 / メモ / kb / 演奏、play / g-2020-0205-2 / f-17,patt,mov-file=~,mov-loc=~,block=C.n,patt-~,k.~,score+,R=2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IDEO / @自宅 / メモ / kb / 演奏、play / g-2020-0205-2 / f-17,patt,mov-file=~,mov-loc=~,block=C.n,patt-~,k.~,score+,R=2">
            <text:p>:VIDEO / @自宅 / メモ / kb / 演奏、play / g-2020-0205-2 / f-17,patt,mov-file=~,mov-loc=~,block=C.n,patt-~,k.~,score+,R=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05_18-57-00.MOV</text:p>
          </table:table-cell>
          <table:table-cell table:style-name="ce6" office:value-type="string">
            <text:p>:VIDEO / @自宅 / メモ / guitar,gt / 演奏、play / g-2020-0205-1 / f-104,patt,ch.D,mov-file=~,mov-loc=~,block=B,patt-??.n,k.~,score+,R=1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VIDEO / @自宅 / メモ / guitar,gt / 演奏、play / g-2020-0205-1 / f-104,patt,ch.D,mov-file=~,mov-loc=~,block=B,patt-??.n,k.~,score+,R=1">
            <text:p>:VIDEO / @自宅 / メモ / guitar,gt / 演奏、play / g-2020-0205-1 / f-104,patt,ch.D,mov-file=~,mov-loc=~,block=B,patt-??.n,k.~,score+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05_19-02-00.MOV</text:p>
          </table:table-cell>
          <table:table-cell table:style-name="ce6" office:value-type="string">
            <text:p>:VIDEO / @自宅 / メモ / guitar,gt / 演奏、play / g-2020-0205-2 / f-104,patt,ch.D,mov-file=~,mov-loc=~,block=C.n,patt-??.n,k.~,score+,R=2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VIDEO / @自宅 / メモ / guitar,gt / 演奏、play / g-2020-0205-2 / f-104,patt,ch.D,mov-file=~,mov-loc=~,block=C.n,patt-??.n,k.~,score+,R=2">
            <text:p>:VIDEO / @自宅 / メモ / guitar,gt / 演奏、play / g-2020-0205-2 / f-104,patt,ch.D,mov-file=~,mov-loc=~,block=C.n,patt-??.n,k.~,score+,R=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2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/>
          <table:table-cell table:style-name="ce3"/>
          <table:table-cell table:style-name="ce3"/>
          <table:table-cell table:style-name="ce33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1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2020/02/06</text:date>, <text:time>10:3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6T10:36:47.69</dc:date>
    <dc:creator>iwabuchi ken</dc:creator>
    <meta:editing-duration>P17DT2H54M53S</meta:editing-duration>
    <meta:editing-cycles>6793</meta:editing-cycles>
    <meta:document-statistic meta:table-count="1" meta:cell-count="763" meta:object-count="0"/>
  </office:meta>
</office:document-meta>
</file>